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55025" calcext:value-type="float">
            <text:p>2.25755</text:p>
          </table:table-cell>
          <table:table-cell office:value-type="float" office:value="2.43221983333333" calcext:value-type="float">
            <text:p>2.43222</text:p>
          </table:table-cell>
          <table:table-cell office:value-type="float" office:value="3.859711" calcext:value-type="float">
            <text:p>3.859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813991666667" calcext:value-type="float">
            <text:p>2.22814</text:p>
          </table:table-cell>
          <table:table-cell office:value-type="float" office:value="2.40513533333333" calcext:value-type="float">
            <text:p>2.40514</text:p>
          </table:table-cell>
          <table:table-cell office:value-type="float" office:value="3.993399" calcext:value-type="float">
            <text:p>3.99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21666666667" calcext:value-type="float">
            <text:p>2.22022</text:p>
          </table:table-cell>
          <table:table-cell office:value-type="float" office:value="2.37080416666667" calcext:value-type="float">
            <text:p>2.3708</text:p>
          </table:table-cell>
          <table:table-cell office:value-type="float" office:value="3.802243" calcext:value-type="float">
            <text:p>3.802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48708333333" calcext:value-type="float">
            <text:p>2.21049</text:p>
          </table:table-cell>
          <table:table-cell office:value-type="float" office:value="2.36249291666667" calcext:value-type="float">
            <text:p>2.36249</text:p>
          </table:table-cell>
          <table:table-cell office:value-type="float" office:value="3.589755" calcext:value-type="float">
            <text:p>3.589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920083333333" calcext:value-type="float">
            <text:p>2.2192</text:p>
          </table:table-cell>
          <table:table-cell office:value-type="float" office:value="2.33714666666667" calcext:value-type="float">
            <text:p>2.33715</text:p>
          </table:table-cell>
          <table:table-cell office:value-type="float" office:value="3.173013" calcext:value-type="float">
            <text:p>3.173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67925" calcext:value-type="float">
            <text:p>2.24668</text:p>
          </table:table-cell>
          <table:table-cell office:value-type="float" office:value="2.32257841666667" calcext:value-type="float">
            <text:p>2.32258</text:p>
          </table:table-cell>
          <table:table-cell office:value-type="float" office:value="3.816512" calcext:value-type="float">
            <text:p>3.816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351083333333" calcext:value-type="float">
            <text:p>2.20351</text:p>
          </table:table-cell>
          <table:table-cell office:value-type="float" office:value="2.32199375" calcext:value-type="float">
            <text:p>2.32199</text:p>
          </table:table-cell>
          <table:table-cell office:value-type="float" office:value="3.19243" calcext:value-type="float">
            <text:p>3.192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329575" calcext:value-type="float">
            <text:p>2.2133</text:p>
          </table:table-cell>
          <table:table-cell office:value-type="float" office:value="2.31596658333333" calcext:value-type="float">
            <text:p>2.31597</text:p>
          </table:table-cell>
          <table:table-cell office:value-type="float" office:value="3.664558" calcext:value-type="float">
            <text:p>3.664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435741666667" calcext:value-type="float">
            <text:p>2.23436</text:p>
          </table:table-cell>
          <table:table-cell office:value-type="float" office:value="2.31480991666667" calcext:value-type="float">
            <text:p>2.31481</text:p>
          </table:table-cell>
          <table:table-cell office:value-type="float" office:value="4.102618" calcext:value-type="float">
            <text:p>4.102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01825" calcext:value-type="float">
            <text:p>2.31002</text:p>
          </table:table-cell>
          <table:table-cell office:value-type="float" office:value="2.44859075" calcext:value-type="float">
            <text:p>2.44859</text:p>
          </table:table-cell>
          <table:table-cell office:value-type="float" office:value="4.818813" calcext:value-type="float">
            <text:p>4.818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86625" calcext:value-type="float">
            <text:p>2.21087</text:p>
          </table:table-cell>
          <table:table-cell office:value-type="float" office:value="2.30739916666667" calcext:value-type="float">
            <text:p>2.3074</text:p>
          </table:table-cell>
          <table:table-cell office:value-type="float" office:value="3.576263" calcext:value-type="float">
            <text:p>3.576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668075" calcext:value-type="float">
            <text:p>2.28668</text:p>
          </table:table-cell>
          <table:table-cell office:value-type="float" office:value="2.36082991666667" calcext:value-type="float">
            <text:p>2.36083</text:p>
          </table:table-cell>
          <table:table-cell office:value-type="float" office:value="4.340042" calcext:value-type="float">
            <text:p>4.340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33033333333" calcext:value-type="float">
            <text:p>2.28533</text:p>
          </table:table-cell>
          <table:table-cell office:value-type="float" office:value="2.41115908333333" calcext:value-type="float">
            <text:p>2.41116</text:p>
          </table:table-cell>
          <table:table-cell office:value-type="float" office:value="4.490222" calcext:value-type="float">
            <text:p>4.490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962791666667" calcext:value-type="float">
            <text:p>2.26963</text:p>
          </table:table-cell>
          <table:table-cell office:value-type="float" office:value="2.33137291666667" calcext:value-type="float">
            <text:p>2.33137</text:p>
          </table:table-cell>
          <table:table-cell office:value-type="float" office:value="3.755083" calcext:value-type="float">
            <text:p>3.755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15541666667" calcext:value-type="float">
            <text:p>2.22916</text:p>
          </table:table-cell>
          <table:table-cell office:value-type="float" office:value="2.26730625" calcext:value-type="float">
            <text:p>2.26731</text:p>
          </table:table-cell>
          <table:table-cell office:value-type="float" office:value="3.388025" calcext:value-type="float">
            <text:p>3.388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09958333333" calcext:value-type="float">
            <text:p>2.2611</text:p>
          </table:table-cell>
          <table:table-cell office:value-type="float" office:value="2.35128166666667" calcext:value-type="float">
            <text:p>2.35128</text:p>
          </table:table-cell>
          <table:table-cell office:value-type="float" office:value="3.907338" calcext:value-type="float">
            <text:p>3.907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004775" calcext:value-type="float">
            <text:p>2.26005</text:p>
          </table:table-cell>
          <table:table-cell office:value-type="float" office:value="2.51813608333333" calcext:value-type="float">
            <text:p>2.51814</text:p>
          </table:table-cell>
          <table:table-cell office:value-type="float" office:value="4.457815" calcext:value-type="float">
            <text:p>4.457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873791666667" calcext:value-type="float">
            <text:p>2.25874</text:p>
          </table:table-cell>
          <table:table-cell office:value-type="float" office:value="2.41730875" calcext:value-type="float">
            <text:p>2.41731</text:p>
          </table:table-cell>
          <table:table-cell office:value-type="float" office:value="4.345919" calcext:value-type="float">
            <text:p>4.345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5896" calcext:value-type="float">
            <text:p>2.1759</text:p>
          </table:table-cell>
          <table:table-cell office:value-type="float" office:value="2.25802391666667" calcext:value-type="float">
            <text:p>2.25802</text:p>
          </table:table-cell>
          <table:table-cell office:value-type="float" office:value="3.083009" calcext:value-type="float">
            <text:p>3.083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5661916666667" calcext:value-type="float">
            <text:p>2.25662</text:p>
          </table:table-cell>
          <table:table-cell office:value-type="float" office:value="2.4782575" calcext:value-type="float">
            <text:p>2.47826</text:p>
          </table:table-cell>
          <table:table-cell office:value-type="float" office:value="4.505927" calcext:value-type="float">
            <text:p>4.505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55425" calcext:value-type="float">
            <text:p>2.25655</text:p>
          </table:table-cell>
          <table:table-cell office:value-type="float" office:value="2.41430383333333" calcext:value-type="float">
            <text:p>2.4143</text:p>
          </table:table-cell>
          <table:table-cell office:value-type="float" office:value="4.300519" calcext:value-type="float">
            <text:p>4.300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34691666667" calcext:value-type="float">
            <text:p>2.25435</text:p>
          </table:table-cell>
          <table:table-cell office:value-type="float" office:value="2.478714" calcext:value-type="float">
            <text:p>2.47871</text:p>
          </table:table-cell>
          <table:table-cell office:value-type="float" office:value="4.185692" calcext:value-type="float">
            <text:p>4.185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243041666667" calcext:value-type="float">
            <text:p>2.25243</text:p>
          </table:table-cell>
          <table:table-cell office:value-type="float" office:value="2.34710791666667" calcext:value-type="float">
            <text:p>2.34711</text:p>
          </table:table-cell>
          <table:table-cell office:value-type="float" office:value="3.888295" calcext:value-type="float">
            <text:p>3.88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135158333333" calcext:value-type="float">
            <text:p>2.25135</text:p>
          </table:table-cell>
          <table:table-cell office:value-type="float" office:value="2.40916866666667" calcext:value-type="float">
            <text:p>2.40917</text:p>
          </table:table-cell>
          <table:table-cell office:value-type="float" office:value="4.0749" calcext:value-type="float">
            <text:p>4.07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105325" calcext:value-type="float">
            <text:p>2.25105</text:p>
          </table:table-cell>
          <table:table-cell office:value-type="float" office:value="2.35335366666667" calcext:value-type="float">
            <text:p>2.35335</text:p>
          </table:table-cell>
          <table:table-cell office:value-type="float" office:value="4.012349" calcext:value-type="float">
            <text:p>4.012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9095" calcext:value-type="float">
            <text:p>2.24591</text:p>
          </table:table-cell>
          <table:table-cell office:value-type="float" office:value="2.42230241666667" calcext:value-type="float">
            <text:p>2.4223</text:p>
          </table:table-cell>
          <table:table-cell office:value-type="float" office:value="3.65426" calcext:value-type="float">
            <text:p>3.654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6415" calcext:value-type="float">
            <text:p>2.24564</text:p>
          </table:table-cell>
          <table:table-cell office:value-type="float" office:value="2.26426191666667" calcext:value-type="float">
            <text:p>2.26426</text:p>
          </table:table-cell>
          <table:table-cell office:value-type="float" office:value="3.573617" calcext:value-type="float">
            <text:p>3.573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26666666667" calcext:value-type="float">
            <text:p>2.24427</text:p>
          </table:table-cell>
          <table:table-cell office:value-type="float" office:value="2.24975541666667" calcext:value-type="float">
            <text:p>2.24976</text:p>
          </table:table-cell>
          <table:table-cell office:value-type="float" office:value="3.698545" calcext:value-type="float">
            <text:p>3.69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13116666667" calcext:value-type="float">
            <text:p>2.24313</text:p>
          </table:table-cell>
          <table:table-cell office:value-type="float" office:value="2.26249991666667" calcext:value-type="float">
            <text:p>2.2625</text:p>
          </table:table-cell>
          <table:table-cell office:value-type="float" office:value="3.678877" calcext:value-type="float">
            <text:p>3.678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66225" calcext:value-type="float">
            <text:p>2.24066</text:p>
          </table:table-cell>
          <table:table-cell office:value-type="float" office:value="2.36411308333333" calcext:value-type="float">
            <text:p>2.36411</text:p>
          </table:table-cell>
          <table:table-cell office:value-type="float" office:value="3.971371" calcext:value-type="float">
            <text:p>3.971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608" calcext:value-type="float">
            <text:p>2.23761</text:p>
          </table:table-cell>
          <table:table-cell office:value-type="float" office:value="2.45669383333333" calcext:value-type="float">
            <text:p>2.45669</text:p>
          </table:table-cell>
          <table:table-cell office:value-type="float" office:value="3.736771" calcext:value-type="float">
            <text:p>3.736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91608333333" calcext:value-type="float">
            <text:p>2.18992</text:p>
          </table:table-cell>
          <table:table-cell office:value-type="float" office:value="2.23482816666667" calcext:value-type="float">
            <text:p>2.23483</text:p>
          </table:table-cell>
          <table:table-cell office:value-type="float" office:value="3.179541" calcext:value-type="float">
            <text:p>3.179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773116666667" calcext:value-type="float">
            <text:p>2.16773</text:p>
          </table:table-cell>
          <table:table-cell office:value-type="float" office:value="2.23319866666667" calcext:value-type="float">
            <text:p>2.2332</text:p>
          </table:table-cell>
          <table:table-cell office:value-type="float" office:value="3.362395" calcext:value-type="float">
            <text:p>3.36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258966666667" calcext:value-type="float">
            <text:p>2.23259</text:p>
          </table:table-cell>
          <table:table-cell office:value-type="float" office:value="2.33905175" calcext:value-type="float">
            <text:p>2.33905</text:p>
          </table:table-cell>
          <table:table-cell office:value-type="float" office:value="4.037414" calcext:value-type="float">
            <text:p>4.037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5784" calcext:value-type="float">
            <text:p>2.22578</text:p>
          </table:table-cell>
          <table:table-cell office:value-type="float" office:value="2.4019915" calcext:value-type="float">
            <text:p>2.40199</text:p>
          </table:table-cell>
          <table:table-cell office:value-type="float" office:value="4.158219" calcext:value-type="float">
            <text:p>4.158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16575" calcext:value-type="float">
            <text:p>2.22117</text:p>
          </table:table-cell>
          <table:table-cell office:value-type="float" office:value="2.40073033333333" calcext:value-type="float">
            <text:p>2.40073</text:p>
          </table:table-cell>
          <table:table-cell office:value-type="float" office:value="4.100257" calcext:value-type="float">
            <text:p>4.100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0665" calcext:value-type="float">
            <text:p>2.22007</text:p>
          </table:table-cell>
          <table:table-cell office:value-type="float" office:value="2.29504691666667" calcext:value-type="float">
            <text:p>2.29505</text:p>
          </table:table-cell>
          <table:table-cell office:value-type="float" office:value="3.045965" calcext:value-type="float">
            <text:p>3.045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98783333333" calcext:value-type="float">
            <text:p>2.21799</text:p>
          </table:table-cell>
          <table:table-cell office:value-type="float" office:value="2.22421116666667" calcext:value-type="float">
            <text:p>2.22421</text:p>
          </table:table-cell>
          <table:table-cell office:value-type="float" office:value="3.3918" calcext:value-type="float">
            <text:p>3.39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59866666667" calcext:value-type="float">
            <text:p>2.2176</text:p>
          </table:table-cell>
          <table:table-cell office:value-type="float" office:value="2.42295533333333" calcext:value-type="float">
            <text:p>2.42296</text:p>
          </table:table-cell>
          <table:table-cell office:value-type="float" office:value="3.366675" calcext:value-type="float">
            <text:p>3.366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47958333333" calcext:value-type="float">
            <text:p>2.21648</text:p>
          </table:table-cell>
          <table:table-cell office:value-type="float" office:value="2.37285333333333" calcext:value-type="float">
            <text:p>2.37285</text:p>
          </table:table-cell>
          <table:table-cell office:value-type="float" office:value="3.820898" calcext:value-type="float">
            <text:p>3.82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60041666667" calcext:value-type="float">
            <text:p>2.2156</text:p>
          </table:table-cell>
          <table:table-cell office:value-type="float" office:value="2.34193291666667" calcext:value-type="float">
            <text:p>2.34193</text:p>
          </table:table-cell>
          <table:table-cell office:value-type="float" office:value="4.054297" calcext:value-type="float">
            <text:p>4.05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519" calcext:value-type="float">
            <text:p>2.21152</text:p>
          </table:table-cell>
          <table:table-cell office:value-type="float" office:value="2.2714065" calcext:value-type="float">
            <text:p>2.27141</text:p>
          </table:table-cell>
          <table:table-cell office:value-type="float" office:value="2.965701" calcext:value-type="float">
            <text:p>2.96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24508333333" calcext:value-type="float">
            <text:p>2.20725</text:p>
          </table:table-cell>
          <table:table-cell office:value-type="float" office:value="2.19009258333333" calcext:value-type="float">
            <text:p>2.19009</text:p>
          </table:table-cell>
          <table:table-cell office:value-type="float" office:value="2.978894" calcext:value-type="float">
            <text:p>2.978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303583333333" calcext:value-type="float">
            <text:p>2.13304</text:p>
          </table:table-cell>
          <table:table-cell office:value-type="float" office:value="2.20598541666667" calcext:value-type="float">
            <text:p>2.20599</text:p>
          </table:table-cell>
          <table:table-cell office:value-type="float" office:value="2.846268" calcext:value-type="float">
            <text:p>2.846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13741666667" calcext:value-type="float">
            <text:p>2.20414</text:p>
          </table:table-cell>
          <table:table-cell office:value-type="float" office:value="2.32514991666667" calcext:value-type="float">
            <text:p>2.32515</text:p>
          </table:table-cell>
          <table:table-cell office:value-type="float" office:value="2.975254" calcext:value-type="float">
            <text:p>2.975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336" calcext:value-type="float">
            <text:p>2.20234</text:p>
          </table:table-cell>
          <table:table-cell office:value-type="float" office:value="2.33564183333333" calcext:value-type="float">
            <text:p>2.33564</text:p>
          </table:table-cell>
          <table:table-cell office:value-type="float" office:value="3.658246" calcext:value-type="float">
            <text:p>3.658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88058333333" calcext:value-type="float">
            <text:p>2.19588</text:p>
          </table:table-cell>
          <table:table-cell office:value-type="float" office:value="2.26533016666667" calcext:value-type="float">
            <text:p>2.26533</text:p>
          </table:table-cell>
          <table:table-cell office:value-type="float" office:value="2.729844" calcext:value-type="float">
            <text:p>2.729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7285" calcext:value-type="float">
            <text:p>2.19573</text:p>
          </table:table-cell>
          <table:table-cell office:value-type="float" office:value="2.29620725" calcext:value-type="float">
            <text:p>2.29621</text:p>
          </table:table-cell>
          <table:table-cell office:value-type="float" office:value="3.308547" calcext:value-type="float">
            <text:p>3.30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18308333333" calcext:value-type="float">
            <text:p>2.19518</text:p>
          </table:table-cell>
          <table:table-cell office:value-type="float" office:value="2.31134683333333" calcext:value-type="float">
            <text:p>2.31135</text:p>
          </table:table-cell>
          <table:table-cell office:value-type="float" office:value="3.553955" calcext:value-type="float">
            <text:p>3.553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9358758333333" calcext:value-type="float">
            <text:p>2.19359</text:p>
          </table:table-cell>
          <table:table-cell office:value-type="float" office:value="2.27530716666667" calcext:value-type="float">
            <text:p>2.27531</text:p>
          </table:table-cell>
          <table:table-cell office:value-type="float" office:value="3.22926" calcext:value-type="float">
            <text:p>3.229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023241666667" calcext:value-type="float">
            <text:p>2.19023</text:p>
          </table:table-cell>
          <table:table-cell office:value-type="float" office:value="2.26438075" calcext:value-type="float">
            <text:p>2.26438</text:p>
          </table:table-cell>
          <table:table-cell office:value-type="float" office:value="3.082091" calcext:value-type="float">
            <text:p>3.082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872508333333" calcext:value-type="float">
            <text:p>2.18873</text:p>
          </table:table-cell>
          <table:table-cell office:value-type="float" office:value="2.28731841666667" calcext:value-type="float">
            <text:p>2.28732</text:p>
          </table:table-cell>
          <table:table-cell office:value-type="float" office:value="3.237909" calcext:value-type="float">
            <text:p>3.237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044658333333" calcext:value-type="float">
            <text:p>2.18045</text:p>
          </table:table-cell>
          <table:table-cell office:value-type="float" office:value="2.29201158333333" calcext:value-type="float">
            <text:p>2.29201</text:p>
          </table:table-cell>
          <table:table-cell office:value-type="float" office:value="3.59288" calcext:value-type="float">
            <text:p>3.592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7689133333333" calcext:value-type="float">
            <text:p>2.17689</text:p>
          </table:table-cell>
          <table:table-cell office:value-type="float" office:value="2.17391758333333" calcext:value-type="float">
            <text:p>2.17392</text:p>
          </table:table-cell>
          <table:table-cell office:value-type="float" office:value="2.83247" calcext:value-type="float">
            <text:p>2.832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838841666667" calcext:value-type="float">
            <text:p>2.16839</text:p>
          </table:table-cell>
          <table:table-cell office:value-type="float" office:value="2.20756841666667" calcext:value-type="float">
            <text:p>2.20757</text:p>
          </table:table-cell>
          <table:table-cell office:value-type="float" office:value="2.839189" calcext:value-type="float">
            <text:p>2.839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315216666667" calcext:value-type="float">
            <text:p>2.16315</text:p>
          </table:table-cell>
          <table:table-cell office:value-type="float" office:value="2.24570258333333" calcext:value-type="float">
            <text:p>2.2457</text:p>
          </table:table-cell>
          <table:table-cell office:value-type="float" office:value="3.046185" calcext:value-type="float">
            <text:p>3.046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5943625" calcext:value-type="float">
            <text:p>2.15944</text:p>
          </table:table-cell>
          <table:table-cell office:value-type="float" office:value="2.23890541666667" calcext:value-type="float">
            <text:p>2.23891</text:p>
          </table:table-cell>
          <table:table-cell office:value-type="float" office:value="2.855927" calcext:value-type="float">
            <text:p>2.855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6465" calcext:value-type="float">
            <text:p>2.15647</text:p>
          </table:table-cell>
          <table:table-cell office:value-type="float" office:value="2.24636541666667" calcext:value-type="float">
            <text:p>2.24637</text:p>
          </table:table-cell>
          <table:table-cell office:value-type="float" office:value="3.166301" calcext:value-type="float">
            <text:p>3.16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43795" calcext:value-type="float">
            <text:p>2.15438</text:p>
          </table:table-cell>
          <table:table-cell office:value-type="float" office:value="2.215987" calcext:value-type="float">
            <text:p>2.21599</text:p>
          </table:table-cell>
          <table:table-cell office:value-type="float" office:value="2.696556" calcext:value-type="float">
            <text:p>2.696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373666666667" calcext:value-type="float">
            <text:p>2.15374</text:p>
          </table:table-cell>
          <table:table-cell office:value-type="float" office:value="2.18628083333333" calcext:value-type="float">
            <text:p>2.18628</text:p>
          </table:table-cell>
          <table:table-cell office:value-type="float" office:value="2.992773" calcext:value-type="float">
            <text:p>2.992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5" calcext:value-type="float">
            <text:p>5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5" calcext:value-type="float">
            <text:p>5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01825" calcext:value-type="float">
            <text:p>2.31002</text:p>
          </table:table-cell>
          <table:table-cell office:value-type="float" office:value="2.44859075" calcext:value-type="float">
            <text:p>2.44859</text:p>
          </table:table-cell>
          <table:table-cell office:value-type="float" office:value="4.818813" calcext:value-type="float">
            <text:p>4.818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1510201111111" calcext:value-type="float">
            <text:p>2.2151</text:p>
          </table:table-cell>
          <table:table-cell table:formula="of:=AVERAGE([.BT1:.BT15])" office:value-type="float" office:value="2.32068145555556" calcext:value-type="float">
            <text:p>2.32068</text:p>
          </table:table-cell>
          <table:table-cell table:formula="of:=AVERAGE([.BU1:.BU15])" office:value-type="float" office:value="3.5390272" calcext:value-type="float">
            <text:p>3.53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004775" calcext:value-type="float">
            <text:p>2.26005</text:p>
          </table:table-cell>
          <table:table-cell office:value-type="float" office:value="2.51813608333333" calcext:value-type="float">
            <text:p>2.51814</text:p>
          </table:table-cell>
          <table:table-cell office:value-type="float" office:value="4.457815" calcext:value-type="float">
            <text:p>4.457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586855" calcext:value-type="float">
            <text:p>2.25869</text:p>
          </table:table-cell>
          <table:table-cell table:formula="of:=AVERAGE([.BT1:.BT5])" office:value-type="float" office:value="2.40920458333333" calcext:value-type="float">
            <text:p>2.4092</text:p>
          </table:table-cell>
          <table:table-cell table:formula="of:=AVERAGE([.BU1:.BU5])" office:value-type="float" office:value="4.2502042" calcext:value-type="float">
            <text:p>4.2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55425" calcext:value-type="float">
            <text:p>2.25655</text:p>
          </table:table-cell>
          <table:table-cell office:value-type="float" office:value="2.41430383333333" calcext:value-type="float">
            <text:p>2.4143</text:p>
          </table:table-cell>
          <table:table-cell office:value-type="float" office:value="4.300519" calcext:value-type="float">
            <text:p>4.300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6415" calcext:value-type="float">
            <text:p>2.24564</text:p>
          </table:table-cell>
          <table:table-cell office:value-type="float" office:value="2.26426191666667" calcext:value-type="float">
            <text:p>2.26426</text:p>
          </table:table-cell>
          <table:table-cell office:value-type="float" office:value="3.573617" calcext:value-type="float">
            <text:p>3.573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16575" calcext:value-type="float">
            <text:p>2.22117</text:p>
          </table:table-cell>
          <table:table-cell office:value-type="float" office:value="2.40073033333333" calcext:value-type="float">
            <text:p>2.40073</text:p>
          </table:table-cell>
          <table:table-cell office:value-type="float" office:value="4.100257" calcext:value-type="float">
            <text:p>4.100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0665" calcext:value-type="float">
            <text:p>2.22007</text:p>
          </table:table-cell>
          <table:table-cell office:value-type="float" office:value="2.29504691666667" calcext:value-type="float">
            <text:p>2.29505</text:p>
          </table:table-cell>
          <table:table-cell office:value-type="float" office:value="3.045965" calcext:value-type="float">
            <text:p>3.045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98783333333" calcext:value-type="float">
            <text:p>2.21799</text:p>
          </table:table-cell>
          <table:table-cell office:value-type="float" office:value="2.22421116666667" calcext:value-type="float">
            <text:p>2.22421</text:p>
          </table:table-cell>
          <table:table-cell office:value-type="float" office:value="3.3918" calcext:value-type="float">
            <text:p>3.39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59866666667" calcext:value-type="float">
            <text:p>2.2176</text:p>
          </table:table-cell>
          <table:table-cell office:value-type="float" office:value="2.42295533333333" calcext:value-type="float">
            <text:p>2.42296</text:p>
          </table:table-cell>
          <table:table-cell office:value-type="float" office:value="3.366675" calcext:value-type="float">
            <text:p>3.366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519" calcext:value-type="float">
            <text:p>2.21152</text:p>
          </table:table-cell>
          <table:table-cell office:value-type="float" office:value="2.2714065" calcext:value-type="float">
            <text:p>2.27141</text:p>
          </table:table-cell>
          <table:table-cell office:value-type="float" office:value="2.965701" calcext:value-type="float">
            <text:p>2.96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336" calcext:value-type="float">
            <text:p>2.20234</text:p>
          </table:table-cell>
          <table:table-cell office:value-type="float" office:value="2.33564183333333" calcext:value-type="float">
            <text:p>2.33564</text:p>
          </table:table-cell>
          <table:table-cell office:value-type="float" office:value="3.658246" calcext:value-type="float">
            <text:p>3.658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872508333333" calcext:value-type="float">
            <text:p>2.18873</text:p>
          </table:table-cell>
          <table:table-cell office:value-type="float" office:value="2.28731841666667" calcext:value-type="float">
            <text:p>2.28732</text:p>
          </table:table-cell>
          <table:table-cell office:value-type="float" office:value="3.237909" calcext:value-type="float">
            <text:p>3.237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044658333333" calcext:value-type="float">
            <text:p>2.18045</text:p>
          </table:table-cell>
          <table:table-cell office:value-type="float" office:value="2.29201158333333" calcext:value-type="float">
            <text:p>2.29201</text:p>
          </table:table-cell>
          <table:table-cell office:value-type="float" office:value="3.59288" calcext:value-type="float">
            <text:p>3.592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7689133333333" calcext:value-type="float">
            <text:p>2.17689</text:p>
          </table:table-cell>
          <table:table-cell office:value-type="float" office:value="2.17391758333333" calcext:value-type="float">
            <text:p>2.17392</text:p>
          </table:table-cell>
          <table:table-cell office:value-type="float" office:value="2.83247" calcext:value-type="float">
            <text:p>2.832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315216666667" calcext:value-type="float">
            <text:p>2.16315</text:p>
          </table:table-cell>
          <table:table-cell office:value-type="float" office:value="2.24570258333333" calcext:value-type="float">
            <text:p>2.2457</text:p>
          </table:table-cell>
          <table:table-cell office:value-type="float" office:value="3.046185" calcext:value-type="float">
            <text:p>3.046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43795" calcext:value-type="float">
            <text:p>2.15438</text:p>
          </table:table-cell>
          <table:table-cell office:value-type="float" office:value="2.215987" calcext:value-type="float">
            <text:p>2.21599</text:p>
          </table:table-cell>
          <table:table-cell office:value-type="float" office:value="2.696556" calcext:value-type="float">
            <text:p>2.696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962791666667" calcext:value-type="float">
            <text:p>2.26963</text:p>
          </table:table-cell>
          <table:table-cell office:value-type="float" office:value="2.33137291666667" calcext:value-type="float">
            <text:p>2.33137</text:p>
          </table:table-cell>
          <table:table-cell office:value-type="float" office:value="3.755083" calcext:value-type="float">
            <text:p>3.755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2828829444445" calcext:value-type="float">
            <text:p>2.22829</text:p>
          </table:table-cell>
          <table:table-cell table:formula="of:=AVERAGE([.BT16:.BT30])" office:value-type="float" office:value="2.33052985" calcext:value-type="float">
            <text:p>2.33053</text:p>
          </table:table-cell>
          <table:table-cell table:formula="of:=AVERAGE([.BU16:.BU30])" office:value-type="float" office:value="3.66980753333333" calcext:value-type="float">
            <text:p>3.669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873791666667" calcext:value-type="float">
            <text:p>2.25874</text:p>
          </table:table-cell>
          <table:table-cell office:value-type="float" office:value="2.41730875" calcext:value-type="float">
            <text:p>2.41731</text:p>
          </table:table-cell>
          <table:table-cell office:value-type="float" office:value="4.345919" calcext:value-type="float">
            <text:p>4.345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5588196666667" calcext:value-type="float">
            <text:p>2.25588</text:p>
          </table:table-cell>
          <table:table-cell table:formula="of:=AVERAGE([.BT16:.BT20])" office:value-type="float" office:value="2.3648518" calcext:value-type="float">
            <text:p>2.36485</text:p>
          </table:table-cell>
          <table:table-cell table:formula="of:=AVERAGE([.BU16:.BU20])" office:value-type="float" office:value="3.9747068" calcext:value-type="float">
            <text:p>3.9747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34691666667" calcext:value-type="float">
            <text:p>2.25435</text:p>
          </table:table-cell>
          <table:table-cell office:value-type="float" office:value="2.478714" calcext:value-type="float">
            <text:p>2.47871</text:p>
          </table:table-cell>
          <table:table-cell office:value-type="float" office:value="4.185692" calcext:value-type="float">
            <text:p>4.185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243041666667" calcext:value-type="float">
            <text:p>2.25243</text:p>
          </table:table-cell>
          <table:table-cell office:value-type="float" office:value="2.34710791666667" calcext:value-type="float">
            <text:p>2.34711</text:p>
          </table:table-cell>
          <table:table-cell office:value-type="float" office:value="3.888295" calcext:value-type="float">
            <text:p>3.88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26666666667" calcext:value-type="float">
            <text:p>2.24427</text:p>
          </table:table-cell>
          <table:table-cell office:value-type="float" office:value="2.24975541666667" calcext:value-type="float">
            <text:p>2.24976</text:p>
          </table:table-cell>
          <table:table-cell office:value-type="float" office:value="3.698545" calcext:value-type="float">
            <text:p>3.69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13116666667" calcext:value-type="float">
            <text:p>2.24313</text:p>
          </table:table-cell>
          <table:table-cell office:value-type="float" office:value="2.26249991666667" calcext:value-type="float">
            <text:p>2.2625</text:p>
          </table:table-cell>
          <table:table-cell office:value-type="float" office:value="3.678877" calcext:value-type="float">
            <text:p>3.678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66225" calcext:value-type="float">
            <text:p>2.24066</text:p>
          </table:table-cell>
          <table:table-cell office:value-type="float" office:value="2.36411308333333" calcext:value-type="float">
            <text:p>2.36411</text:p>
          </table:table-cell>
          <table:table-cell office:value-type="float" office:value="3.971371" calcext:value-type="float">
            <text:p>3.971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608" calcext:value-type="float">
            <text:p>2.23761</text:p>
          </table:table-cell>
          <table:table-cell office:value-type="float" office:value="2.45669383333333" calcext:value-type="float">
            <text:p>2.45669</text:p>
          </table:table-cell>
          <table:table-cell office:value-type="float" office:value="3.736771" calcext:value-type="float">
            <text:p>3.736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5784" calcext:value-type="float">
            <text:p>2.22578</text:p>
          </table:table-cell>
          <table:table-cell office:value-type="float" office:value="2.4019915" calcext:value-type="float">
            <text:p>2.40199</text:p>
          </table:table-cell>
          <table:table-cell office:value-type="float" office:value="4.158219" calcext:value-type="float">
            <text:p>4.158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60041666667" calcext:value-type="float">
            <text:p>2.2156</text:p>
          </table:table-cell>
          <table:table-cell office:value-type="float" office:value="2.34193291666667" calcext:value-type="float">
            <text:p>2.34193</text:p>
          </table:table-cell>
          <table:table-cell office:value-type="float" office:value="4.054297" calcext:value-type="float">
            <text:p>4.05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24508333333" calcext:value-type="float">
            <text:p>2.20725</text:p>
          </table:table-cell>
          <table:table-cell office:value-type="float" office:value="2.19009258333333" calcext:value-type="float">
            <text:p>2.19009</text:p>
          </table:table-cell>
          <table:table-cell office:value-type="float" office:value="2.978894" calcext:value-type="float">
            <text:p>2.978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88058333333" calcext:value-type="float">
            <text:p>2.19588</text:p>
          </table:table-cell>
          <table:table-cell office:value-type="float" office:value="2.26533016666667" calcext:value-type="float">
            <text:p>2.26533</text:p>
          </table:table-cell>
          <table:table-cell office:value-type="float" office:value="2.729844" calcext:value-type="float">
            <text:p>2.729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18308333333" calcext:value-type="float">
            <text:p>2.19518</text:p>
          </table:table-cell>
          <table:table-cell office:value-type="float" office:value="2.31134683333333" calcext:value-type="float">
            <text:p>2.31135</text:p>
          </table:table-cell>
          <table:table-cell office:value-type="float" office:value="3.553955" calcext:value-type="float">
            <text:p>3.553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9358758333333" calcext:value-type="float">
            <text:p>2.19359</text:p>
          </table:table-cell>
          <table:table-cell office:value-type="float" office:value="2.27530716666667" calcext:value-type="float">
            <text:p>2.27531</text:p>
          </table:table-cell>
          <table:table-cell office:value-type="float" office:value="3.22926" calcext:value-type="float">
            <text:p>3.229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023241666667" calcext:value-type="float">
            <text:p>2.19023</text:p>
          </table:table-cell>
          <table:table-cell office:value-type="float" office:value="2.26438075" calcext:value-type="float">
            <text:p>2.26438</text:p>
          </table:table-cell>
          <table:table-cell office:value-type="float" office:value="3.082091" calcext:value-type="float">
            <text:p>3.082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668075" calcext:value-type="float">
            <text:p>2.28668</text:p>
          </table:table-cell>
          <table:table-cell office:value-type="float" office:value="2.36082991666667" calcext:value-type="float">
            <text:p>2.36083</text:p>
          </table:table-cell>
          <table:table-cell office:value-type="float" office:value="4.340042" calcext:value-type="float">
            <text:p>4.340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2166704444444" calcext:value-type="float">
            <text:p>2.22167</text:p>
          </table:table-cell>
          <table:table-cell table:formula="of:=AVERAGE([.BT31:.BT45])" office:value-type="float" office:value="2.33324901666667" calcext:value-type="float">
            <text:p>2.33325</text:p>
          </table:table-cell>
          <table:table-cell table:formula="of:=AVERAGE([.BU31:.BU45])" office:value-type="float" office:value="3.66542273333333" calcext:value-type="float">
            <text:p>3.6654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33033333333" calcext:value-type="float">
            <text:p>2.28533</text:p>
          </table:table-cell>
          <table:table-cell office:value-type="float" office:value="2.41115908333333" calcext:value-type="float">
            <text:p>2.41116</text:p>
          </table:table-cell>
          <table:table-cell office:value-type="float" office:value="4.490222" calcext:value-type="float">
            <text:p>4.490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6821628333333" calcext:value-type="float">
            <text:p>2.26822</text:p>
          </table:table-cell>
          <table:table-cell table:formula="of:=AVERAGE([.BT31:.BT35])" office:value-type="float" office:value="2.40213936666667" calcext:value-type="float">
            <text:p>2.40214</text:p>
          </table:table-cell>
          <table:table-cell table:formula="of:=AVERAGE([.BU31:.BU35])" office:value-type="float" office:value="4.2636858" calcext:value-type="float">
            <text:p>4.26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09958333333" calcext:value-type="float">
            <text:p>2.2611</text:p>
          </table:table-cell>
          <table:table-cell office:value-type="float" office:value="2.35128166666667" calcext:value-type="float">
            <text:p>2.35128</text:p>
          </table:table-cell>
          <table:table-cell office:value-type="float" office:value="3.907338" calcext:value-type="float">
            <text:p>3.907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5661916666667" calcext:value-type="float">
            <text:p>2.25662</text:p>
          </table:table-cell>
          <table:table-cell office:value-type="float" office:value="2.4782575" calcext:value-type="float">
            <text:p>2.47826</text:p>
          </table:table-cell>
          <table:table-cell office:value-type="float" office:value="4.505927" calcext:value-type="float">
            <text:p>4.505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135158333333" calcext:value-type="float">
            <text:p>2.25135</text:p>
          </table:table-cell>
          <table:table-cell office:value-type="float" office:value="2.40916866666667" calcext:value-type="float">
            <text:p>2.40917</text:p>
          </table:table-cell>
          <table:table-cell office:value-type="float" office:value="4.0749" calcext:value-type="float">
            <text:p>4.07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105325" calcext:value-type="float">
            <text:p>2.25105</text:p>
          </table:table-cell>
          <table:table-cell office:value-type="float" office:value="2.35335366666667" calcext:value-type="float">
            <text:p>2.35335</text:p>
          </table:table-cell>
          <table:table-cell office:value-type="float" office:value="4.012349" calcext:value-type="float">
            <text:p>4.012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9095" calcext:value-type="float">
            <text:p>2.24591</text:p>
          </table:table-cell>
          <table:table-cell office:value-type="float" office:value="2.42230241666667" calcext:value-type="float">
            <text:p>2.4223</text:p>
          </table:table-cell>
          <table:table-cell office:value-type="float" office:value="3.65426" calcext:value-type="float">
            <text:p>3.654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258966666667" calcext:value-type="float">
            <text:p>2.23259</text:p>
          </table:table-cell>
          <table:table-cell office:value-type="float" office:value="2.33905175" calcext:value-type="float">
            <text:p>2.33905</text:p>
          </table:table-cell>
          <table:table-cell office:value-type="float" office:value="4.037414" calcext:value-type="float">
            <text:p>4.037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47958333333" calcext:value-type="float">
            <text:p>2.21648</text:p>
          </table:table-cell>
          <table:table-cell office:value-type="float" office:value="2.37285333333333" calcext:value-type="float">
            <text:p>2.37285</text:p>
          </table:table-cell>
          <table:table-cell office:value-type="float" office:value="3.820898" calcext:value-type="float">
            <text:p>3.82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13741666667" calcext:value-type="float">
            <text:p>2.20414</text:p>
          </table:table-cell>
          <table:table-cell office:value-type="float" office:value="2.32514991666667" calcext:value-type="float">
            <text:p>2.32515</text:p>
          </table:table-cell>
          <table:table-cell office:value-type="float" office:value="2.975254" calcext:value-type="float">
            <text:p>2.975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7285" calcext:value-type="float">
            <text:p>2.19573</text:p>
          </table:table-cell>
          <table:table-cell office:value-type="float" office:value="2.29620725" calcext:value-type="float">
            <text:p>2.29621</text:p>
          </table:table-cell>
          <table:table-cell office:value-type="float" office:value="3.308547" calcext:value-type="float">
            <text:p>3.30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838841666667" calcext:value-type="float">
            <text:p>2.16839</text:p>
          </table:table-cell>
          <table:table-cell office:value-type="float" office:value="2.20756841666667" calcext:value-type="float">
            <text:p>2.20757</text:p>
          </table:table-cell>
          <table:table-cell office:value-type="float" office:value="2.839189" calcext:value-type="float">
            <text:p>2.839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5943625" calcext:value-type="float">
            <text:p>2.15944</text:p>
          </table:table-cell>
          <table:table-cell office:value-type="float" office:value="2.23890541666667" calcext:value-type="float">
            <text:p>2.23891</text:p>
          </table:table-cell>
          <table:table-cell office:value-type="float" office:value="2.855927" calcext:value-type="float">
            <text:p>2.855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6465" calcext:value-type="float">
            <text:p>2.15647</text:p>
          </table:table-cell>
          <table:table-cell office:value-type="float" office:value="2.24636541666667" calcext:value-type="float">
            <text:p>2.24637</text:p>
          </table:table-cell>
          <table:table-cell office:value-type="float" office:value="3.166301" calcext:value-type="float">
            <text:p>3.16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373666666667" calcext:value-type="float">
            <text:p>2.15374</text:p>
          </table:table-cell>
          <table:table-cell office:value-type="float" office:value="2.18628083333333" calcext:value-type="float">
            <text:p>2.18628</text:p>
          </table:table-cell>
          <table:table-cell office:value-type="float" office:value="2.992773" calcext:value-type="float">
            <text:p>2.992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55025" calcext:value-type="float">
            <text:p>2.25755</text:p>
          </table:table-cell>
          <table:table-cell office:value-type="float" office:value="2.43221983333333" calcext:value-type="float">
            <text:p>2.43222</text:p>
          </table:table-cell>
          <table:table-cell office:value-type="float" office:value="3.859711" calcext:value-type="float">
            <text:p>3.859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0933591666667" calcext:value-type="float">
            <text:p>2.20934</text:p>
          </table:table-cell>
          <table:table-cell table:formula="of:=AVERAGE([.BT46:.BT60])" office:value-type="float" office:value="2.31265927777778" calcext:value-type="float">
            <text:p>2.31266</text:p>
          </table:table-cell>
          <table:table-cell table:formula="of:=AVERAGE([.BU46:.BU60])" office:value-type="float" office:value="3.50864933333333" calcext:value-type="float">
            <text:p>3.50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813991666667" calcext:value-type="float">
            <text:p>2.22814</text:p>
          </table:table-cell>
          <table:table-cell office:value-type="float" office:value="2.40513533333333" calcext:value-type="float">
            <text:p>2.40514</text:p>
          </table:table-cell>
          <table:table-cell office:value-type="float" office:value="3.993399" calcext:value-type="float">
            <text:p>3.99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2711895" calcext:value-type="float">
            <text:p>2.22712</text:p>
          </table:table-cell>
          <table:table-cell table:formula="of:=AVERAGE([.BT46:.BT50])" office:value-type="float" office:value="2.38155978333333" calcext:value-type="float">
            <text:p>2.38156</text:p>
          </table:table-cell>
          <table:table-cell table:formula="of:=AVERAGE([.BU46:.BU50])" office:value-type="float" office:value="3.6836242" calcext:value-type="float">
            <text:p>3.683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21666666667" calcext:value-type="float">
            <text:p>2.22022</text:p>
          </table:table-cell>
          <table:table-cell office:value-type="float" office:value="2.37080416666667" calcext:value-type="float">
            <text:p>2.3708</text:p>
          </table:table-cell>
          <table:table-cell office:value-type="float" office:value="3.802243" calcext:value-type="float">
            <text:p>3.802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48708333333" calcext:value-type="float">
            <text:p>2.21049</text:p>
          </table:table-cell>
          <table:table-cell office:value-type="float" office:value="2.36249291666667" calcext:value-type="float">
            <text:p>2.36249</text:p>
          </table:table-cell>
          <table:table-cell office:value-type="float" office:value="3.589755" calcext:value-type="float">
            <text:p>3.589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920083333333" calcext:value-type="float">
            <text:p>2.2192</text:p>
          </table:table-cell>
          <table:table-cell office:value-type="float" office:value="2.33714666666667" calcext:value-type="float">
            <text:p>2.33715</text:p>
          </table:table-cell>
          <table:table-cell office:value-type="float" office:value="3.173013" calcext:value-type="float">
            <text:p>3.173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67925" calcext:value-type="float">
            <text:p>2.24668</text:p>
          </table:table-cell>
          <table:table-cell office:value-type="float" office:value="2.32257841666667" calcext:value-type="float">
            <text:p>2.32258</text:p>
          </table:table-cell>
          <table:table-cell office:value-type="float" office:value="3.816512" calcext:value-type="float">
            <text:p>3.816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351083333333" calcext:value-type="float">
            <text:p>2.20351</text:p>
          </table:table-cell>
          <table:table-cell office:value-type="float" office:value="2.32199375" calcext:value-type="float">
            <text:p>2.32199</text:p>
          </table:table-cell>
          <table:table-cell office:value-type="float" office:value="3.19243" calcext:value-type="float">
            <text:p>3.192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329575" calcext:value-type="float">
            <text:p>2.2133</text:p>
          </table:table-cell>
          <table:table-cell office:value-type="float" office:value="2.31596658333333" calcext:value-type="float">
            <text:p>2.31597</text:p>
          </table:table-cell>
          <table:table-cell office:value-type="float" office:value="3.664558" calcext:value-type="float">
            <text:p>3.664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435741666667" calcext:value-type="float">
            <text:p>2.23436</text:p>
          </table:table-cell>
          <table:table-cell office:value-type="float" office:value="2.31480991666667" calcext:value-type="float">
            <text:p>2.31481</text:p>
          </table:table-cell>
          <table:table-cell office:value-type="float" office:value="4.102618" calcext:value-type="float">
            <text:p>4.102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86625" calcext:value-type="float">
            <text:p>2.21087</text:p>
          </table:table-cell>
          <table:table-cell office:value-type="float" office:value="2.30739916666667" calcext:value-type="float">
            <text:p>2.3074</text:p>
          </table:table-cell>
          <table:table-cell office:value-type="float" office:value="3.576263" calcext:value-type="float">
            <text:p>3.576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15541666667" calcext:value-type="float">
            <text:p>2.22916</text:p>
          </table:table-cell>
          <table:table-cell office:value-type="float" office:value="2.26730625" calcext:value-type="float">
            <text:p>2.26731</text:p>
          </table:table-cell>
          <table:table-cell office:value-type="float" office:value="3.388025" calcext:value-type="float">
            <text:p>3.388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5896" calcext:value-type="float">
            <text:p>2.1759</text:p>
          </table:table-cell>
          <table:table-cell office:value-type="float" office:value="2.25802391666667" calcext:value-type="float">
            <text:p>2.25802</text:p>
          </table:table-cell>
          <table:table-cell office:value-type="float" office:value="3.083009" calcext:value-type="float">
            <text:p>3.083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91608333333" calcext:value-type="float">
            <text:p>2.18992</text:p>
          </table:table-cell>
          <table:table-cell office:value-type="float" office:value="2.23482816666667" calcext:value-type="float">
            <text:p>2.23483</text:p>
          </table:table-cell>
          <table:table-cell office:value-type="float" office:value="3.179541" calcext:value-type="float">
            <text:p>3.179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773116666667" calcext:value-type="float">
            <text:p>2.16773</text:p>
          </table:table-cell>
          <table:table-cell office:value-type="float" office:value="2.23319866666667" calcext:value-type="float">
            <text:p>2.2332</text:p>
          </table:table-cell>
          <table:table-cell office:value-type="float" office:value="3.362395" calcext:value-type="float">
            <text:p>3.36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303583333333" calcext:value-type="float">
            <text:p>2.13304</text:p>
          </table:table-cell>
          <table:table-cell office:value-type="float" office:value="2.20598541666667" calcext:value-type="float">
            <text:p>2.20599</text:p>
          </table:table-cell>
          <table:table-cell office:value-type="float" office:value="2.846268" calcext:value-type="float">
            <text:p>2.846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5" calcext:value-type="float">
            <text:p>5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51:14.307720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51:49.544313234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296" meta:object-count="0"/>
  </office:meta>
</office:document-meta>
</file>